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8368" calcext:value-type="float">
            <text:p>114.9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6544" calcext:value-type="float">
            <text:p>116.3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57" calcext:value-type="float">
            <text:p>113.1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7528" calcext:value-type="float">
            <text:p>112.04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201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5" calcext:value-type="float">
            <text:p>112.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201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6824" calcext:value-type="float">
            <text:p>110.98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0552" calcext:value-type="float">
            <text:p>112.6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201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5776" calcext:value-type="float">
            <text:p>107.9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89376" calcext:value-type="float">
            <text:p>117.6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3184" calcext:value-type="float">
            <text:p>116.1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201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14016" calcext:value-type="float">
            <text:p>116.7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6288" calcext:value-type="float">
            <text:p>109.7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02448" calcext:value-type="float">
            <text:p>109.5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4264" calcext:value-type="float">
            <text:p>109.5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748" calcext:value-type="float">
            <text:p>113.1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2176" calcext:value-type="float">
            <text:p>109.6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016" calcext:value-type="float">
            <text:p>107.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98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972" calcext:value-type="float">
            <text:p>108.2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724" calcext:value-type="float">
            <text:p>107.4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9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616" calcext:value-type="float">
            <text:p>106.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9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1416" calcext:value-type="float">
            <text:p>107.3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9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62424" calcext:value-type="float">
            <text:p>106.2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9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3744" calcext:value-type="float">
            <text:p>105.3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9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216" calcext:value-type="float">
            <text:p>104.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9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0904" calcext:value-type="float">
            <text:p>105.5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8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5624" calcext:value-type="float">
            <text:p>105.1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8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7672" calcext:value-type="float">
            <text:p>104.8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8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9864" calcext:value-type="float">
            <text:p>104.8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42768" calcext:value-type="float">
            <text:p>104.4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8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55344" calcext:value-type="float">
            <text:p>102.9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56184" calcext:value-type="float">
            <text:p>102.0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72136" calcext:value-type="float">
            <text:p>101.6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2952" calcext:value-type="float">
            <text:p>101.34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8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4896" calcext:value-type="float">
            <text:p>100.89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7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24336" calcext:value-type="float">
            <text:p>100.2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148" calcext:value-type="float">
            <text:p>99.4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3968" calcext:value-type="float">
            <text:p>98.8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7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42808" calcext:value-type="float">
            <text:p>97.1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7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83856" calcext:value-type="float">
            <text:p>96.3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4696" calcext:value-type="float">
            <text:p>95.4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7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1968" calcext:value-type="float">
            <text:p>94.2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7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22952" calcext:value-type="float">
            <text:p>93.7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7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2684" calcext:value-type="float">
            <text:p>92.8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6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9312" calcext:value-type="float">
            <text:p>91.2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503</text:p>
          </table:table-cell>
          <table:table-cell office:value-type="string" calcext:value-type="string">
            <text:p>Spearman Quad (south)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8816" calcext:value-type="float">
            <text:p>90.3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